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rostýtext" style:master-page-name="MP0" style:family="paragraph">
      <style:paragraph-properties fo:break-before="page"/>
    </style:style>
  </office:automatic-styles>
  <office:body>
    <office:text text:use-soft-page-breaks="true">
      <text:p text:style-name="P1">From: M. Ž.[<text:a xlink:href="mailto:foi+request-7326-329fd264@infoprovsechny.cz" office:target-frame-name="_top" xlink:show="replace"><text:span text:style-name="Hypertextovýodkaz">mailto:</text:span></text:a><text:s/>]<text:s/></text:p>
      <text:p text:style-name="Prostýtext">Sent: Friday, April 06, 2018 9:05 PM</text:p>
      <text:p text:style-name="Prostýtext">To: dotaz dotazy vznesené na instituci Kancelář veřejného ochránce práv &lt;<text:a xlink:href="mailto:podatelna@ochrance.cz" office:target-frame-name="_top" xlink:show="replace"><text:span text:style-name="Hypertextovýodkaz">podatelna@ochrance.cz</text:span></text:a>&gt;</text:p>
      <text:p text:style-name="Prostýtext">Subject: Žádost o informace podle dotaz - Návrh státního rozpočtu</text:p>
      <text:p text:style-name="Prostýtext"/>
      <text:p text:style-name="Prostýtext">Žádost o poskytnutí informace ve smyslu zákona č. 106/1999 Sb., o svobodném přístupu k informacím.</text:p>
      <text:p text:style-name="Prostýtext"/>
      <text:p text:style-name="Prostýtext">Povinný subjekt:</text:p>
      <text:p text:style-name="Prostýtext">Kancelář veřejného ochránce práv</text:p>
      <text:p text:style-name="Prostýtext"/>
      <text:p text:style-name="Prostýtext">Žadatel:</text:p>
      <text:p text:style-name="Prostýtext">===================================================================</text:p>
      <text:p text:style-name="Prostýtext"># Jméno: M. Ž.</text:p>
      <text:p text:style-name="Prostýtext"># Datum narození: <text:s/></text:p>
      <text:p text:style-name="Prostýtext"># Adresa:<text:s/></text:p>
      <text:p text:style-name="Prostýtext"># Adresa:<text:s/></text:p>
      <text:p text:style-name="Prostýtext"># Adresa:<text:s/></text:p>
      <text:p text:style-name="Prostýtext">===================================================================</text:p>
      <text:p text:style-name="Prostýtext"/>
      <text:p text:style-name="Prostýtext">Povinný subjekt: Kancelář veřejného ochránce práv</text:p>
      <text:p text:style-name="Prostýtext"/>
      <text:p text:style-name="Prostýtext">Žádost o informace podle zákona č. 106/1999 Sb. o svobodném přístupu k informacím.</text:p>
      <text:p text:style-name="Prostýtext"/>
      <text:p text:style-name="Prostýtext">Vážená paní, vážený pane,</text:p>
      <text:p text:style-name="Prostýtext">Žádám o poskytnutí Návrhu státního rozpočtu 309 – Kancelář Veřejného ochránce práv na rok 2018. Konkrétně se mi jedná o tzv. kapitolní sešit, který byl předložen Poslanecké sněmovně a byl podkladem pro jednání výboru Poslanecké sněmovny, kterému byla tato kapitola přikázána. Děkuji.</text:p>
      <text:p text:style-name="Prostýtext"/>
      <text:p text:style-name="Prostýtext">S přátelským pozdravem,</text:p>
      <text:p text:style-name="Prostýtext"/>
      <text:p text:style-name="Prostýtext">M. Ž.</text:p>
      <text:p text:style-name="Prostýtext"/>
      <text:p text:style-name="Prostýtext">Informaci poskytněte elektronicky na e-mail:<text:s/></text:p>
      <text:p text:style-name="Prostýtext"/>
      <text:p text:style-name="Prostýtext">Tato elektronická adresa je adresou pro doručování ve smyslu § 14 odst. 2 Zákona o svobodném přístupu k informacím. Na tuto adresu žádám i o doručení do vlastních rukou (případně rozhodnutí o odmítnutí žádosti) postupem podle § 19 odst. 8 Správního řádu. Řádným a včasným zpřístupněním informace na základě této žádosti beru na vědomí, že jste splnili svou povinnost podle Zákona 106/1999 Sb.</text:p>
      <text:p text:style-name="Prostýtext"/>
      <text:p text:style-name="Prostýtext">Vámi poskytnutá informace bude automaticky zveřejněna na stránkách<text:s/><text:a xlink:href="http://www.informaceprovsechny.cz" office:target-frame-name="_top" xlink:show="replace"><text:span text:style-name="Hypertextovýodkaz">www.informaceprovsechny.cz</text:span></text:a>. Použitím této služby žadatel s takovým zveřejněním vyjádřil souhlas. Tím také splníte povinnost zveřejnit informace způsobem umožňující dálkový přístup (§ 5, odst. 3 Zákona 106/1999 Sb.). <text:s/></text:p>
      <text:p text:style-name="Prostýtext"/>
      <text:p text:style-name="Prostýtext">Ochrana osobních údajů žadatele:</text:p>
      <text:p text:style-name="Prostýtext">Jako provozovatel služby Informace pro všechny vás žádáme, abyste do odpovědi a případných příloh NEUVÁDĚLI ŽÁDNÉ OSOBNÍ ÚDAJE ŽADATELE. Pro plnou identifikaci žadatele ve vaší odpovědi stačí jméno, příjmení a unikátní e-mailová adresa, kterou vygeneroval náš systém pro daný dotaz. Při uveřejnění vaší odpovědi na stránkách Informace pro všechny dochází k zveřejnění na stránkách<text:s/><text:a xlink:href="http://www.infoprovsechny.cz" office:target-frame-name="_top" xlink:show="replace"><text:span text:style-name="Hypertextovýodkaz">www.infoprovsechny.cz</text:span></text:a>. Pokud text odpovědi obsahuje osobní údaje, k jejichž zveřejnění vám<text:s/><text:soft-page-break/>žadatel nedal souhlas, dochází jejich uveřejněním k porušení ochrany osobních údajů. Jako povinný subjekt jste podle zákona správcem osobních údajů žadatele, které jste povinni zpracovávat pouze za účelem vyřízení žádosti o poskytnutí informace. Při uveřejnění informací zákon předpokládá zveřejnění poskytnutí informací, nikoliv zveřejnění identifikačních údajů žadatele.<text:s/></text:p>
      <text:p text:style-name="Prostýtext"/>
      <text:p text:style-name="Prostýtext">Datum podání:</text:p>
      <text:p text:style-name="Prostýtext"/>
      <text:p text:style-name="Prostýtext"><text:s/>6/4/2018</text:p>
      <text:p text:style-name="Prostýtext">-------------------------------------------------------------------</text:p>
      <text:p text:style-name="Prostýtext"/>
      <text:p text:style-name="Prostýtext">Vyloučení odpovědnosti: Tato zpráva a jakékoliv odpovědi na ni budou uveřejněny na stránkách Informace pro všechny. Naše pravidla o ochraně osobních údajů a autorských právech si přečtěte:</text:p>
      <text:p text:style-name="Prostýtext"><text:a xlink:href="http://infoprovsechny.cz/help/officers" office:target-frame-name="_top" xlink:show="replace"><text:span text:style-name="Hypertextovýodkaz">http://infoprovsechny.cz/help/officers</text:span></text:a></text:p>
      <text:p text:style-name="Prostýtext"/>
      <text:p text:style-name="Prostýtext">Pokud jste poskytovatelem informací a považujete naši službu za užitečnou, požádejte IT nebo oddělení spravující vaše webové stránky o propojení s našimi stránkami – ideálně tam, kde uveřejňujete povinné informace.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/>
    </style:style>
    <style:style style:name="Prostýtext" style:display-name="Prostý text" style:family="paragraph" style:parent-style-name="Normální">
      <style:paragraph-properties fo:margin-bottom="0in" fo:line-height="100%"/>
      <style:text-properties style:font-name="Calibri" style:font-name-asian="Times New Roman" style:font-name-complex="Times New Roman" style:font-size-complex="10.5pt" style:language-asian="cs" style:country-asian="CZ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Times New Roman" style:font-name-complex="Times New Roman" style:font-size-complex="10.5pt" style:language-asian="cs" style:country-asian="C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ádrová Pavlína Mgr.</meta:initial-creator>
    <dc:creator>Bádrová Pavlína Mgr.</dc:creator>
    <meta:creation-date>2018-04-12T07:59:00Z</meta:creation-date>
    <dc:date>2018-04-12T08:01:00Z</dc:date>
    <meta:template xlink:href="Normal" xlink:type="simple"/>
    <meta:editing-cycles>1</meta:editing-cycles>
    <meta:editing-duration>PT120S</meta:editing-duration>
    <meta:document-statistic meta:page-count="2" meta:paragraph-count="6" meta:word-count="503" meta:character-count="3468" meta:row-count="24" meta:non-whitespace-character-count="2971"/>
  </office:meta>
</office:document-meta>
</file>